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183" officeooo:paragraph-rsid="00189183"/>
    </style:style>
    <style:style style:name="P2" style:family="paragraph" style:parent-style-name="Standard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rtualHost:-</text:p>
      <text:p text:style-name="Standard"/>
      <text:p text:style-name="Standard">Ubuntu Os:-</text:p>
      <text:p text:style-name="Standard"/>
      <text:p text:style-name="Standard">1. Install the apache2</text:p>
      <text:p text:style-name="Standard"><text:s text:c="4"/>apt-get install apache2</text:p>
      <text:p text:style-name="Standard"/>
      <text:p text:style-name="Standard">2. Install the tomcat</text:p>
      <text:p text:style-name="Standard"><text:s text:c="4"/>wget <text:s/><text:a xlink:type="simple" xlink:href="https://archive.apache.org/dist/tomcat/tomcat-8/v8.0.27/bin/apache-tomcat-8.0.27.tar.gz" office:target-frame-name="_top" xlink:show="replace" text:style-name="Internet_20_link" text:visited-style-name="Visited_20_Internet_20_Link"><text:span text:style-name="Hyperlink">https://archive.apache.org/dist/tomcat/tomcat-8/v8.0.27/bin/apache-tomcat-8.0.27.tar.gz</text:span></text:a></text:p>
      <text:p text:style-name="Standard"/>
      <text:p text:style-name="Standard"><text:s text:c="4"/>tar –xvzf <text:s/>apache-tomcat-8.0.27.tar.gz</text:p>
      <text:p text:style-name="Standard"/>
      <text:p text:style-name="Standard"><text:s text:c="5"/>deploy war(Application) to webapps</text:p>
      <text:p text:style-name="Standard"/>
      <text:p text:style-name="Standard">3. Create the Publicdomain</text:p>
      <text:p text:style-name="Standard"><text:s text:c="4"/>Example:-</text:p>
      <text:p text:style-name="Standard"><text:s text:c="13"/>Create from Freenom</text:p>
      <text:p text:style-name="Standard"><text:s text:c="12"/>Then Public Ip mapping to domain</text:p>
      <text:p text:style-name="Standard"/>
      <text:p text:style-name="Standard">2.then configure the Virtualhost</text:p>
      <text:p text:style-name="Standard"><text:s text:c="3"/>cd /etc/apache2/site-enable</text:p>
      <text:p text:style-name="Standard"><text:s text:c="4"/></text:p>
      <text:p text:style-name="Standard"><text:s text:c="3"/>vi 000-default.conf</text:p>
      <text:p text:style-name="Standard"/>
      <text:p text:style-name="Standard">&lt;VirtualHost *:80&gt;</text:p>
      <text:p text:style-name="Standard"><text:s text:c="8"/># The ServerName directive sets the request scheme, hostname and port that</text:p>
      <text:p text:style-name="Standard"><text:s text:c="8"/># the server uses to identify itself. This is used when creating</text:p>
      <text:p text:style-name="Standard"><text:s text:c="8"/># redirection URLs. In the context of virtual hosts, the ServerName</text:p>
      <text:p text:style-name="Standard"><text:s text:c="8"/># specifies what hostname must appear in the request's Host: header to</text:p>
      <text:p text:style-name="Standard"><text:s text:c="8"/># match this virtual host. For the default virtual host (this file) this</text:p>
      <text:p text:style-name="Standard"><text:s text:c="8"/># value is not decisive as it is used as a last resort host regardless.</text:p>
      <text:p text:style-name="Standard"><text:s text:c="8"/># However, you must set it for any further virtual host explicitly.</text:p>
      <text:p text:style-name="Standard"><text:s text:c="8"/>#ServerName www.example.com</text:p>
      <text:p text:style-name="Standard"/>
      <text:p text:style-name="Standard"># <text:s text:c="6"/>ServerAdmin webmaster@localhost</text:p>
      <text:p text:style-name="Standard"># <text:s text:c="6"/>ServerAdmin http://localhost:8081</text:p>
      <text:p text:style-name="Standard"><text:s text:c="8"/>ServerName localhost</text:p>
      <text:p text:style-name="Standard">&lt;Directory /&gt;</text:p>
      <text:p text:style-name="Standard"><text:s text:c="7"/>AllowOverride None</text:p>
      <text:p text:style-name="Standard"><text:s text:c="4"/>&lt;/Directory&gt;</text:p>
      <text:p text:style-name="Standard"><text:s text:c="4"/>&lt;Directory /root/tomcat/webapps/&gt;</text:p>
      <text:p text:style-name="Standard"><text:s text:c="11"/>AllowOverride All</text:p>
      <text:p text:style-name="Standard"><text:s text:c="11"/>Require all granted</text:p>
      <text:p text:style-name="Standard"><text:s text:c="11"/>Options Indexes FollowSymLinks</text:p>
      <text:p text:style-name="Standard"><text:s text:c="4"/>&lt;/Directory&gt;</text:p>
      <text:p text:style-name="Standard"><text:s text:c="4"/>ProxyPass / http://localhost:8081/LoginApp/</text:p>
      <text:p text:style-name="Standard"><text:s text:c="4"/>ProxyPassReverse / http://localhost:8081/LoginApp/</text:p>
      <text:p text:style-name="Standard"><text:s text:c="4"/>&lt;Location "/webapps"&gt;</text:p>
      <text:p text:style-name="Standard"><text:s text:c="8"/>Order deny,allow</text:p>
      <text:p text:style-name="Standard"><text:s text:c="8"/>Allow from all</text:p>
      <text:p text:style-name="Standard"><text:s text:c="4"/>&lt;/Location&gt;</text:p>
      <text:p text:style-name="Standard"/>
      <text:p text:style-name="Standard"><text:soft-page-break/></text:p>
      <text:p text:style-name="Standard"># <text:s text:c="6"/>DocumentRoot /root/tomcat/webapps/ROOT/index.jsp</text:p>
      <text:p text:style-name="Standard">#/var/www/html</text:p>
      <text:p text:style-name="Standard"/>
      <text:p text:style-name="Standard"><text:s text:c="8"/># Available loglevels: trace8, ..., trace1, debug, info, notice, warn,</text:p>
      <text:p text:style-name="Standard"><text:s text:c="8"/># error, crit, alert, emerg.</text:p>
      <text:p text:style-name="Standard"><text:s text:c="8"/># It is also possible to configure the loglevel for particular</text:p>
      <text:p text:style-name="Standard"><text:s text:c="8"/># modules, e.g.</text:p>
      <text:p text:style-name="Standard"><text:s text:c="8"/>#LogLevel info ssl:warn</text:p>
      <text:p text:style-name="Standard"/>
      <text:p text:style-name="Standard"><text:s text:c="8"/>ErrorLog ${APACHE_LOG_DIR}/error.log</text:p>
      <text:p text:style-name="Standard"><text:s text:c="8"/>CustomLog ${APACHE_LOG_DIR}/access.log combined</text:p>
      <text:p text:style-name="Standard">&lt;/VirtualHost&gt;</text:p>
      <text:p text:style-name="Standard"/>
      <text:p text:style-name="Standard"/>
      <text:p text:style-name="Standard"/>
      <text:p text:style-name="Standard"><text:s text:c="3"/>sudo a2enmod proxy</text:p>
      <text:p text:style-name="Standard"><text:s text:c="2"/>sudo a2enmod proxy_http</text:p>
      <text:p text:style-name="Standard"><text:s text:c="2"/>sudo a2enmod proxy_balancer</text:p>
      <text:p text:style-name="Standard"><text:s text:c="2"/>sudo a2enmod lbmethod_byrequests</text:p>
      <text:p text:style-name="Standard">service apache2 restart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ja Sekhar Jirra</meta:initial-creator>
    <meta:creation-date>2018-05-20T15:41:00Z</meta:creation-date>
    <dc:date>2021-01-27T11:47:01.942700327</dc:date>
    <meta:editing-cycles>4</meta:editing-cycles>
    <meta:editing-duration>PT13H1M28S</meta:editing-duration>
    <meta:document-statistic meta:table-count="0" meta:image-count="0" meta:object-count="0" meta:page-count="2" meta:paragraph-count="57" meta:word-count="231" meta:character-count="2123" meta:non-whitespace-character-count="1651"/>
    <meta:template xlink:type="simple" xlink:actuate="onRequest" xlink:title="" xlink:href="Normal"/>
  </office:meta>
</office:document-meta>
</file>